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A0000022A9E79588C3D7A44F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101cm"/>
    </style:style>
    <style:style style:name="Taula1.B" style:family="table-column">
      <style:table-column-properties style:column-width="2.596cm"/>
    </style:style>
    <style:style style:name="Taula1.C" style:family="table-column">
      <style:table-column-properties style:column-width="2.695cm"/>
    </style:style>
    <style:style style:name="Taula1.D" style:family="table-column">
      <style:table-column-properties style:column-width="2.612cm"/>
    </style:style>
    <style:style style:name="Taula1.F" style:family="table-column">
      <style:table-column-properties style:column-width="2.2cm"/>
    </style:style>
    <style:style style:name="Taula1.G" style:family="table-column">
      <style:table-column-properties style:column-width="2.194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egacySanITCBoo" fo:font-size="10pt" style:text-underline-style="solid" style:text-underline-width="auto" style:text-underline-color="font-color" officeooo:rsid="000cba49" officeooo:paragraph-rsid="000cba49"/>
    </style:style>
    <style:style style:name="P3" style:family="paragraph" style:parent-style-name="Standard">
      <style:paragraph-properties fo:text-align="center" style:justify-single-word="false"/>
      <style:text-properties fo:font-size="12pt" fo:language="ca" fo:country="ES" style:text-underline-style="none" fo:font-weight="bold" officeooo:rsid="0016388f" officeooo:paragraph-rsid="0016388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egacySanITCBoo" fo:font-size="10pt" fo:font-weight="bold" officeooo:rsid="000e8713" officeooo:paragraph-rsid="000e8713" style:font-weight-asian="bold" style:font-weight-complex="bold"/>
    </style:style>
    <style:style style:name="P5" style:family="paragraph" style:parent-style-name="Standard">
      <style:text-properties style:font-name="LegacySanITCBoo" fo:font-size="10pt" fo:font-weight="bold" officeooo:rsid="000e8713" officeooo:paragraph-rsid="004f2cd0" style:font-weight-asian="bold" style:font-weight-complex="bold"/>
    </style:style>
    <style:style style:name="P6" style:family="paragraph" style:parent-style-name="Standard">
      <style:text-properties fo:font-size="10pt" officeooo:paragraph-rsid="0048f877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paragraph-rsid="00364afe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f5fb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9pt" fo:font-weight="bold" officeooo:paragraph-rsid="004a5ea0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0cba49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4f2cd0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f2cd0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4f2cd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0pt" style:text-underline-style="none" fo:font-weight="normal" officeooo:rsid="003af6aa" officeooo:paragraph-rsid="0048f877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0pt" style:text-underline-style="none" fo:font-weight="normal" officeooo:rsid="003af6aa" officeooo:paragraph-rsid="004ef5fb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f2cd0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0pt" style:text-underline-style="none" officeooo:rsid="003af6aa" officeooo:paragraph-rsid="0048f877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0pt" style:text-underline-style="none" officeooo:rsid="003af6aa" officeooo:paragraph-rsid="004ef5fb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0pt" style:text-underline-style="none" officeooo:rsid="003af6aa" officeooo:paragraph-rsid="004a5ea0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0pt" style:text-underline-style="none" fo:font-weight="bold" officeooo:rsid="003af6aa" officeooo:paragraph-rsid="004a5ea0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0pt" style:text-underline-style="none" fo:font-weight="bold" officeooo:rsid="003af6aa" officeooo:paragraph-rsid="004ef5fb" style:font-weight-asian="bold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0pt" style:text-underline-style="solid" style:text-underline-width="auto" style:text-underline-color="font-color" fo:font-weight="bold" officeooo:rsid="003af6aa" officeooo:paragraph-rsid="004ef5fb" style:font-weight-asian="bold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style:text-underline-style="none" officeooo:rsid="003af6aa" officeooo:paragraph-rsid="004ef5fb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officeooo:paragraph-rsid="004f2cd0" style:font-size-asian="10pt" style:font-size-complex="10pt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fo:font-size="10pt" fo:language="ca" fo:country="ES" fo:font-style="normal" style:text-underline-style="none" fo:font-weight="normal" officeooo:rsid="00010924" officeooo:paragraph-rsid="002cdf31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officeooo:rsid="003f68ac" officeooo:paragraph-rsid="00412efe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officeooo:rsid="003f68ac" officeooo:paragraph-rsid="004e615c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officeooo:rsid="002fa57f" officeooo:paragraph-rsid="002cdf31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officeooo:rsid="002fa57f" officeooo:paragraph-rsid="0033445f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style:text-underline-style="none" fo:font-weight="bold" officeooo:rsid="003af6aa" officeooo:paragraph-rsid="004201e1" style:font-weight-asian="bold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style:text-underline-style="none"/>
    </style:style>
    <style:style style:name="T3" style:family="text">
      <style:text-properties style:font-name="Ubuntu" style:text-underline-style="none" officeooo:rsid="003af6aa"/>
    </style:style>
    <style:style style:name="T4" style:family="text">
      <style:text-properties style:font-name="Ubuntu" fo:font-size="10pt" style:text-underline-style="none" fo:font-weight="normal" officeooo:rsid="003af6aa" style:font-weight-asian="normal" style:font-weight-complex="normal"/>
    </style:style>
    <style:style style:name="T5" style:family="text">
      <style:text-properties officeooo:rsid="005db0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stòric: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B"/>
        <table:table-column table:style-name="Taula1.F"/>
        <table:table-column table:style-name="Taula1.G"/>
        <table:table-row>
          <table:table-cell table:style-name="Taula1.A1" office:value-type="string">
            <text:p text:style-name="P7">Data</text:p>
          </table:table-cell>
          <table:table-cell table:style-name="Taula1.B1" office:value-type="string">
            <text:p text:style-name="P12">Nombre d’expedients creats</text:p>
          </table:table-cell>
          <table:table-cell table:style-name="Taula1.C1" office:value-type="string">
            <text:p text:style-name="P12">Nombre d’expedients creats actumulat</text:p>
          </table:table-cell>
          <table:table-cell table:style-name="Taula1.D1" office:value-type="string">
            <text:p text:style-name="P12">Nombre d’expedients tancats</text:p>
          </table:table-cell>
          <table:table-cell table:style-name="Taula1.E1" office:value-type="string">
            <text:p text:style-name="P11">Nombre d’expedients tancats acumulat</text:p>
          </table:table-cell>
          <table:table-cell table:style-name="Taula1.F1" office:value-type="string">
            <text:p text:style-name="P11">Nombre de documents signats</text:p>
          </table:table-cell>
          <table:table-cell table:style-name="Taula1.G1" office:value-type="string">
            <text:p text:style-name="P11">Nombre d<text:span text:style-name="T5">e</text:span> documents notificats</text:p>
          </table:table-cell>
        </table:table-row>
        <table:table-row table:style-name="Taula1.2">
          <table:table-cell table:style-name="Taula1.A2" office:value-type="string">
            <text:p text:style-name="P13"><text:text-input text:description="">$dateFormatter.format('dd-MM-yyyy', $dades.data)</text:text-input></text:p>
          </table:table-cell>
          <table:table-cell table:style-name="Taula1.B2" office:value-type="string">
            <text:p text:style-name="P13"><text:text-input text:description="">$dades.numExpedientsCreats</text:text-input></text:p>
          </table:table-cell>
          <table:table-cell table:style-name="Taula1.C2" office:value-type="string">
            <text:p text:style-name="P14"><text:text-input text:description="">$dades.numExpedientsCreatsTotal</text:text-input></text:p>
          </table:table-cell>
          <table:table-cell table:style-name="Taula1.D2" office:value-type="string">
            <text:p text:style-name="P17"><text:text-input text:description="">$dades.numExpedientsTancats</text:text-input></text:p>
          </table:table-cell>
          <table:table-cell table:style-name="Taula1.E2" office:value-type="string">
            <text:p text:style-name="P13"><text:text-input text:description="">$dades.numExpedientsTancatsTotal</text:text-input></text:p>
          </table:table-cell>
          <table:table-cell table:style-name="Taula1.F2" office:value-type="string">
            <text:p text:style-name="P13"><text:text-input text:description="">$dades.numDocsSignats</text:text-input></text:p>
          </table:table-cell>
          <table:table-cell table:style-name="Taula1.G2" office:value-type="string">
            <text:p text:style-name="P13"><text:text-input text:description="">$dades.numDocsNotificats</text:text-input></text:p>
          </table:table-cell>
        </table:table-row>
      </table:table>
      <text:p text:style-name="P6"/>
      <text:p text:style-name="P31"><text:span text:style-name="T1"><text:s text:c="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cs" style:country-asian="CZ" style:font-name-complex="Courier New1" style:font-family-complex="'Courier New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LegacySanITCBoo" fo:font-size="10pt" style:text-underline-style="solid" style:text-underline-width="auto" style:text-underline-color="font-color" officeooo:rsid="000cba49" officeooo:paragraph-rsid="000cba49"/>
    </style:style>
    <style:style style:name="MP3" style:family="paragraph" style:parent-style-name="Standard">
      <style:paragraph-properties fo:text-align="center" style:justify-single-word="false"/>
      <style:text-properties fo:font-size="12pt" fo:language="ca" fo:country="ES" style:text-underline-style="none" fo:font-weight="bold" officeooo:rsid="0016388f" officeooo:paragraph-rsid="0016388f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9E79588C3D7A44FC.png" xlink:type="simple" xlink:show="embed" xlink:actuate="onLoad" loext:mime-type="image/png"/></draw:frame></text:p>
        <text:p text:style-name="MP2">HISTÒRIC DE L’ENTITAT</text:p>
        <text:p text:style-name="MP3"><text:text-input text:description="">${entitat.nom}</text:text-input></text:p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08:01:08.539986028</meta:creation-date>
    <meta:generator>LibreOffice/6.4.6.2$Linux_X86_64 LibreOffice_project/40$Build-2</meta:generator>
    <meta:editing-duration>PT12H42M52S</meta:editing-duration>
    <meta:editing-cycles>55</meta:editing-cycles>
    <dc:date>2020-11-10T13:20:31.694053205</dc:date>
    <meta:document-statistic meta:table-count="1" meta:image-count="1" meta:object-count="0" meta:page-count="1" meta:paragraph-count="20" meta:word-count="53" meta:character-count="463" meta:non-whitespace-character-count="439"/>
  </office:meta>
</office:document-meta>
</file>